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b7b" officeooo:paragraph-rsid="000adb7b"/>
    </style:style>
    <style:style style:name="P2" style:family="paragraph" style:parent-style-name="Standard">
      <style:text-properties fo:language="en" fo:country="US" officeooo:rsid="000adb7b" officeooo:paragraph-rsid="000adb7b" style:font-size-asian="10.5pt"/>
    </style:style>
    <style:style style:name="P3" style:family="paragraph" style:parent-style-name="Standard">
      <style:text-properties fo:language="en" fo:country="US" officeooo:rsid="000c5588" officeooo:paragraph-rsid="000c5588" style:font-size-asian="10.5pt"/>
    </style:style>
    <style:style style:name="P4" style:family="paragraph" style:parent-style-name="Standard">
      <style:text-properties fo:language="en" fo:country="US" officeooo:rsid="000ce23a" officeooo:paragraph-rsid="000ce23a" style:font-size-asian="10.5pt"/>
    </style:style>
    <style:style style:name="T1" style:family="text">
      <style:text-properties officeooo:rsid="000c5588"/>
    </style:style>
    <style:style style:name="T2" style:family="text">
      <style:text-properties officeooo:rsid="000ce2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ells and photosynthesis</text:h>
      <text:p text:style-name="P1"/>
      <text:p text:style-name="P2">Cells lose energy over time, so they also need an energy source. The most common source in OIA light aka photosynthesis. </text:p>
      <text:p text:style-name="P2">The lightmap is saved internally as a float array, equivalent to one entry per world unit, holding the amount of light available at the specific spot.</text:p>
      <text:p text:style-name="P2">It can be taken out of an image file created in paint or photoshop using only the green channel of the image. <text:span text:style-name="T1">If no image is provided, a lightmap is generated during runtime.</text:span></text:p>
      <text:p text:style-name="P3">During the generation, light is randomly distributed over the map, making some single pixels very bright. After the initialization, the image is smoothed <text:span text:style-name="T2">several times by performing a 4neighbours average over each pixel.</text:span></text:p>
      <text:p text:style-name="P4">To make the map more interesting a contrast correction is applied, crushing the blacks to 0 and boosting the brightest pixel to 1.</text:p>
      <text:p text:style-name="P4"/>
      <text:p text:style-name="P4">If a cell needs to know how much light it is getting, it only needs to use its XY position as coordinates in the lightmap.</text:p>
      <text:p text:style-name="P4"/>
      <text:p text:style-name="P4">For a nicer looking, the resolution of the lightmap is increased and resmoothed several times before applying it to the background plane as an emission m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02:09.906000000</meta:creation-date>
    <dc:date>2017-01-25T15:25:01.428000000</dc:date>
    <meta:editing-duration>PT22M51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8" meta:word-count="190" meta:character-count="1097" meta:non-whitespace-character-count="914"/>
  </office:meta>
</office:document-meta>
</file>